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From now on I will include the time of day I start my run.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28 miles in the last week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0-21T14:50:54.90</dc:date>
    <dc:creator>James Lombardi</dc:creator>
    <meta:editing-duration>PT3H39M39S</meta:editing-duration>
    <meta:editing-cycles>20</meta:editing-cycles>
    <meta:generator>OpenOffice/4.1.2$Win32 OpenOffice.org_project/412m3$Build-9782</meta:generator>
    <meta:document-statistic meta:table-count="0" meta:image-count="0" meta:object-count="0" meta:page-count="2" meta:paragraph-count="70" meta:word-count="693" meta:character-count="3299"/>
  </office:meta>
</office:document-meta>
</file>